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edium-content-serif-font, Geor" svg:font-family="medium-content-serif-font, Geor" style:font-family-generic="system"/>
    <style:font-face style:name="medium-content-sans-serif-font," svg:font-family="medium-content-sans-serif-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6888in" text:min-label-width="0.1965in" text:list-level-position-and-space-mode="label-alignment">
          <style:list-level-label-alignment text:label-followed-by="listtab" fo:margin-left="0.8854in" fo:text-indent="-0.1965in"/>
        </style:list-level-properties>
        <style:text-properties style:font-name="OpenSymbol"/>
      </text:list-level-style-bullet>
      <text:list-level-style-bullet text:level="2" text:style-name="WW_CharLFO1LVL2" text:bullet-char="•">
        <style:list-level-properties text:space-before="1.4743in" text:min-label-width="0.1965in" text:list-level-position-and-space-mode="label-alignment">
          <style:list-level-label-alignment text:label-followed-by="listtab" fo:margin-left="1.6708in" fo:text-indent="-0.1965in"/>
        </style:list-level-properties>
        <style:text-properties style:font-name="OpenSymbol"/>
      </text:list-level-style-bullet>
      <text:list-level-style-bullet text:level="3" text:style-name="WW_CharLFO1LVL3" text:bullet-char="•">
        <style:list-level-properties text:space-before="1.9652in" text:min-label-width="0.1965in" text:list-level-position-and-space-mode="label-alignment">
          <style:list-level-label-alignment text:label-followed-by="listtab" fo:margin-left="2.1618in" fo:text-indent="-0.1965in"/>
        </style:list-level-properties>
        <style:text-properties style:font-name="OpenSymbol"/>
      </text:list-level-style-bullet>
      <text:list-level-style-bullet text:level="4" text:style-name="WW_CharLFO1LVL4" text:bullet-char="•">
        <style:list-level-properties text:space-before="2.4562in" text:min-label-width="0.1965in" text:list-level-position-and-space-mode="label-alignment">
          <style:list-level-label-alignment text:label-followed-by="listtab" fo:margin-left="2.6527in" fo:text-indent="-0.1965in"/>
        </style:list-level-properties>
        <style:text-properties style:font-name="OpenSymbol"/>
      </text:list-level-style-bullet>
      <text:list-level-style-bullet text:level="5" text:style-name="WW_CharLFO1LVL5" text:bullet-char="•">
        <style:list-level-properties text:space-before="2.9472in" text:min-label-width="0.1965in" text:list-level-position-and-space-mode="label-alignment">
          <style:list-level-label-alignment text:label-followed-by="listtab" fo:margin-left="3.1437in" fo:text-indent="-0.1965in"/>
        </style:list-level-properties>
        <style:text-properties style:font-name="OpenSymbol"/>
      </text:list-level-style-bullet>
      <text:list-level-style-bullet text:level="6" text:style-name="WW_CharLFO1LVL6" text:bullet-char="•">
        <style:list-level-properties text:space-before="3.4381in" text:min-label-width="0.1965in" text:list-level-position-and-space-mode="label-alignment">
          <style:list-level-label-alignment text:label-followed-by="listtab" fo:margin-left="3.6347in" fo:text-indent="-0.1965in"/>
        </style:list-level-properties>
        <style:text-properties style:font-name="OpenSymbol"/>
      </text:list-level-style-bullet>
      <text:list-level-style-bullet text:level="7" text:style-name="WW_CharLFO1LVL7" text:bullet-char="•">
        <style:list-level-properties text:space-before="3.9291in" text:min-label-width="0.1965in" text:list-level-position-and-space-mode="label-alignment">
          <style:list-level-label-alignment text:label-followed-by="listtab" fo:margin-left="4.1256in" fo:text-indent="-0.1965in"/>
        </style:list-level-properties>
        <style:text-properties style:font-name="OpenSymbol"/>
      </text:list-level-style-bullet>
      <text:list-level-style-bullet text:level="8" text:style-name="WW_CharLFO1LVL8" text:bullet-char="•">
        <style:list-level-properties text:space-before="4.4201in" text:min-label-width="0.1965in" text:list-level-position-and-space-mode="label-alignment">
          <style:list-level-label-alignment text:label-followed-by="listtab" fo:margin-left="4.6166in" fo:text-indent="-0.1965in"/>
        </style:list-level-properties>
        <style:text-properties style:font-name="OpenSymbol"/>
      </text:list-level-style-bullet>
      <text:list-level-style-bullet text:level="9" text:style-name="WW_CharLFO1LVL9" text:bullet-char="•">
        <style:list-level-properties text:space-before="4.9111in" text:min-label-width="0.1965in" text:list-level-position-and-space-mode="label-alignment">
          <style:list-level-label-alignment text:label-followed-by="listtab" fo:margin-left="5.1076in" fo:text-indent="-0.1965in"/>
        </style:list-level-properties>
        <style:text-properties style:font-name="OpenSymbol"/>
      </text:list-level-style-bullet>
    </text:list-style>
    <style:style style:name="P1" style:parent-style-name="Textbody" style:master-page-name="MP0" style:family="paragraph">
      <style:paragraph-properties fo:break-before="page" fo:margin-bottom="0in" fo:line-height="156%" fo:margin-left="0.5333in" fo:margin-right="0.5333in">
        <style:tab-stops/>
      </style:paragraph-properties>
      <style:text-properties style:font-name="medium-content-serif-font, Geor" fo:font-size="12.5pt" style:font-size-asian="12.5pt"/>
    </style:style>
    <style:style style:name="P2"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3" style:parent-style-name="Textbody" style:family="paragraph">
      <style:paragraph-properties fo:margin-bottom="0in" fo:line-height="156%" fo:margin-left="0.5333in" fo:margin-right="0.5333in">
        <style:tab-stops/>
      </style:paragraph-properties>
    </style:style>
    <style:style style:name="T4" style:parent-style-name="DefaultParagraphFont" style:family="text">
      <style:text-properties style:font-name="medium-content-serif-font, Geor" fo:font-size="12.5pt" style:font-size-asian="12.5pt"/>
    </style:style>
    <style:style style:name="T5" style:parent-style-name="DefaultParagraphFont" style:family="text">
      <style:text-properties style:font-name="medium-content-serif-font, Geor" fo:font-size="12.5pt" style:font-size-asian="12.5pt"/>
    </style:style>
    <style:style style:name="T6" style:parent-style-name="DefaultParagraphFont" style:family="text">
      <style:text-properties style:font-name="medium-content-serif-font, Geor" fo:font-size="12.5pt" style:font-size-asian="12.5pt"/>
    </style:style>
    <style:style style:name="T7" style:parent-style-name="StrongEmphasis" style:family="text">
      <style:text-properties style:font-name="medium-content-serif-font, Geor" fo:font-size="12.5pt" style:font-size-asian="12.5pt"/>
    </style:style>
    <style:style style:name="T8" style:parent-style-name="DefaultParagraphFont" style:family="text">
      <style:text-properties style:font-name="medium-content-serif-font, Geor" fo:font-size="12.5pt" style:font-size-asian="12.5pt"/>
    </style:style>
    <style:style style:name="T9" style:parent-style-name="StrongEmphasis" style:family="text">
      <style:text-properties style:font-name="medium-content-serif-font, Geor" fo:font-size="12.5pt" style:font-size-asian="12.5pt"/>
    </style:style>
    <style:style style:name="T10" style:parent-style-name="DefaultParagraphFont" style:family="text">
      <style:text-properties style:font-name="medium-content-serif-font, Geor" fo:font-size="12.5pt" style:font-size-asian="12.5pt"/>
    </style:style>
    <style:style style:name="P11" style:parent-style-name="Textbody" style:family="paragraph">
      <style:paragraph-properties fo:margin-bottom="0in" fo:line-height="156%" fo:margin-left="0.5333in" fo:margin-right="0.5333in">
        <style:tab-stops/>
      </style:paragraph-properties>
    </style:style>
    <style:style style:name="T12" style:parent-style-name="DefaultParagraphFont" style:family="text">
      <style:text-properties style:font-name="medium-content-serif-font, Geor" fo:font-size="12.5pt" style:font-size-asian="12.5pt"/>
    </style:style>
    <style:style style:name="T13" style:parent-style-name="DefaultParagraphFont" style:family="text">
      <style:text-properties style:font-name="medium-content-serif-font, Geor" fo:font-size="12.5pt" style:font-size-asian="12.5pt"/>
    </style:style>
    <style:style style:name="T14" style:parent-style-name="Emphasis" style:family="text">
      <style:text-properties style:font-name="medium-content-serif-font, Geor" fo:font-weight="bold" style:font-weight-asian="bold" fo:font-size="12.5pt" style:font-size-asian="12.5pt"/>
    </style:style>
    <style:style style:name="T15" style:parent-style-name="DefaultParagraphFont" style:family="text">
      <style:text-properties style:font-name="medium-content-serif-font, Geor" fo:font-size="12.5pt" style:font-size-asian="12.5pt"/>
    </style:style>
    <style:style style:name="T16" style:parent-style-name="DefaultParagraphFont" style:family="text">
      <style:text-properties style:font-name="medium-content-serif-font, Geor" fo:font-size="12.5pt" style:font-size-asian="12.5pt"/>
    </style:style>
    <style:style style:name="T17" style:parent-style-name="DefaultParagraphFont" style:family="text">
      <style:text-properties style:font-name="medium-content-serif-font, Geor" fo:font-size="12.5pt" style:font-size-asian="12.5pt"/>
    </style:style>
    <style:style style:name="P18" style:parent-style-name="Textbody" style:family="paragraph">
      <style:paragraph-properties fo:margin-bottom="0in" fo:line-height="156%" fo:margin-left="0.7833in" fo:margin-right="0.5333in" fo:text-indent="0in">
        <style:tab-stops/>
      </style:paragraph-properties>
    </style:style>
    <style:style style:name="T19" style:parent-style-name="DefaultParagraphFont" style:family="text">
      <style:text-properties style:font-name="medium-content-serif-font, Geor" fo:font-size="12.5pt" style:font-size-asian="12.5pt"/>
    </style:style>
    <style:style style:name="T20" style:parent-style-name="Emphasis" style:family="text">
      <style:text-properties style:font-name="medium-content-serif-font, Geor" fo:font-size="12.5pt" style:font-size-asian="12.5pt"/>
    </style:style>
    <style:style style:name="T21" style:parent-style-name="DefaultParagraphFont" style:family="text">
      <style:text-properties style:font-name="medium-content-serif-font, Geor" fo:font-size="12.5pt" style:font-size-asian="12.5pt"/>
    </style:style>
    <style:style style:name="T22" style:parent-style-name="Emphasis" style:family="text">
      <style:text-properties style:font-name="medium-content-serif-font, Geor" fo:font-size="12.5pt" style:font-size-asian="12.5pt"/>
    </style:style>
    <style:style style:name="P23" style:parent-style-name="Textbody" style:family="paragraph">
      <style:paragraph-properties fo:margin-bottom="0in" fo:line-height="156%" fo:margin-left="0.7833in" fo:margin-right="0.5333in" fo:text-indent="0in">
        <style:tab-stops/>
      </style:paragraph-properties>
    </style:style>
    <style:style style:name="T24" style:parent-style-name="DefaultParagraphFont" style:family="text">
      <style:text-properties style:font-name="medium-content-serif-font, Geor" fo:font-size="12.5pt" style:font-size-asian="12.5pt"/>
    </style:style>
    <style:style style:name="T25" style:parent-style-name="Emphasis" style:family="text">
      <style:text-properties style:font-name="medium-content-serif-font, Geor" fo:font-size="12.5pt" style:font-size-asian="12.5pt"/>
    </style:style>
    <style:style style:name="T26" style:parent-style-name="DefaultParagraphFont" style:family="text">
      <style:text-properties style:font-name="medium-content-serif-font, Geor" fo:font-size="12.5pt" style:font-size-asian="12.5pt"/>
    </style:style>
    <style:style style:name="T27" style:parent-style-name="Emphasis" style:family="text">
      <style:text-properties style:font-name="medium-content-serif-font, Geor" fo:font-size="12.5pt" style:font-size-asian="12.5pt"/>
    </style:style>
    <style:style style:name="P28" style:parent-style-name="Textbody" style:family="paragraph">
      <style:paragraph-properties fo:margin-bottom="0in" fo:line-height="156%" fo:margin-left="0.7833in" fo:margin-right="0.5333in" fo:text-indent="0in">
        <style:tab-stops/>
      </style:paragraph-properties>
    </style:style>
    <style:style style:name="T29" style:parent-style-name="DefaultParagraphFont" style:family="text">
      <style:text-properties style:font-name="medium-content-serif-font, Geor" fo:font-size="12.5pt" style:font-size-asian="12.5pt"/>
    </style:style>
    <style:style style:name="T30" style:parent-style-name="Emphasis" style:family="text">
      <style:text-properties style:font-name="medium-content-serif-font, Geor" fo:font-size="12.5pt" style:font-size-asian="12.5pt"/>
    </style:style>
    <style:style style:name="T31" style:parent-style-name="DefaultParagraphFont" style:family="text">
      <style:text-properties style:font-name="medium-content-serif-font, Geor" fo:font-size="12.5pt" style:font-size-asian="12.5pt"/>
    </style:style>
    <style:style style:name="T32" style:parent-style-name="Emphasis" style:family="text">
      <style:text-properties style:font-name="medium-content-serif-font, Geor" fo:font-size="12.5pt" style:font-size-asian="12.5pt"/>
    </style:style>
    <style:style style:name="P33" style:parent-style-name="Textbody" style:family="paragraph">
      <style:paragraph-properties fo:margin-bottom="0in" fo:line-height="156%" fo:margin-left="0.7833in" fo:margin-right="0.5333in" fo:text-indent="0in">
        <style:tab-stops/>
      </style:paragraph-properties>
    </style:style>
    <style:style style:name="T34" style:parent-style-name="DefaultParagraphFont" style:family="text">
      <style:text-properties style:font-name="medium-content-serif-font, Geor" fo:font-size="12.5pt" style:font-size-asian="12.5pt"/>
    </style:style>
    <style:style style:name="T35" style:parent-style-name="Emphasis" style:family="text">
      <style:text-properties style:font-name="medium-content-serif-font, Geor" fo:font-size="12.5pt" style:font-size-asian="12.5pt"/>
    </style:style>
    <style:style style:name="T36" style:parent-style-name="DefaultParagraphFont" style:family="text">
      <style:text-properties style:font-name="medium-content-serif-font, Geor" fo:font-size="12.5pt" style:font-size-asian="12.5pt"/>
    </style:style>
    <style:style style:name="T37" style:parent-style-name="Emphasis" style:family="text">
      <style:text-properties style:font-name="medium-content-serif-font, Geor" fo:font-size="12.5pt" style:font-size-asian="12.5pt"/>
    </style:style>
    <style:style style:name="P38"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39" style:parent-style-name="Textbody" style:family="paragraph">
      <style:paragraph-properties fo:margin-bottom="0in" fo:line-height="156%" fo:margin-left="0.5333in" fo:margin-right="0.5333in">
        <style:tab-stops/>
      </style:paragraph-properties>
    </style:style>
    <style:style style:name="T40" style:parent-style-name="DefaultParagraphFont" style:family="text">
      <style:text-properties style:font-name="medium-content-serif-font, Geor" fo:font-size="12.5pt" style:font-size-asian="12.5pt"/>
    </style:style>
    <style:style style:name="T41" style:parent-style-name="StrongEmphasis" style:family="text">
      <style:text-properties style:font-name="medium-content-serif-font, Geor" fo:font-weight="normal" style:font-weight-asian="normal" fo:font-size="12.5pt" style:font-size-asian="12.5pt"/>
    </style:style>
    <style:style style:name="T42" style:parent-style-name="StrongEmphasis" style:family="text">
      <style:text-properties style:font-name="medium-content-serif-font, Geor" fo:font-size="12.5pt" style:font-size-asian="12.5pt"/>
    </style:style>
    <style:style style:name="T43" style:parent-style-name="DefaultParagraphFont" style:family="text">
      <style:text-properties style:font-name="medium-content-serif-font, Geor" fo:font-size="12.5pt" style:font-size-asian="12.5pt"/>
    </style:style>
    <style:style style:name="T44" style:parent-style-name="StrongEmphasis" style:family="text">
      <style:text-properties style:font-name="medium-content-serif-font, Geor" fo:font-size="12.5pt" style:font-size-asian="12.5pt"/>
    </style:style>
    <style:style style:name="T45" style:parent-style-name="DefaultParagraphFont" style:family="text">
      <style:text-properties style:font-name="medium-content-serif-font, Geor" fo:font-size="12.5pt" style:font-size-asian="12.5pt"/>
    </style:style>
    <style:style style:name="T46" style:parent-style-name="DefaultParagraphFont" style:family="text">
      <style:text-properties style:font-name="medium-content-serif-font, Geor" fo:font-size="12.5pt" style:font-size-asian="12.5pt"/>
    </style:style>
    <style:style style:name="T47" style:parent-style-name="DefaultParagraphFont" style:family="text">
      <style:text-properties style:font-name="medium-content-serif-font, Geor" fo:font-size="12.5pt" style:font-size-asian="12.5pt"/>
    </style:style>
    <style:style style:name="T48" style:parent-style-name="DefaultParagraphFont" style:family="text">
      <style:text-properties style:font-name="medium-content-serif-font, Geor" fo:font-size="12.5pt" style:font-size-asian="12.5pt"/>
    </style:style>
    <style:style style:name="T49" style:parent-style-name="StrongEmphasis" style:family="text">
      <style:text-properties style:font-name="medium-content-serif-font, Geor" fo:font-size="12.5pt" style:font-size-asian="12.5pt"/>
    </style:style>
    <style:style style:name="T50" style:parent-style-name="DefaultParagraphFont" style:family="text">
      <style:text-properties style:font-name="medium-content-serif-font, Geor" fo:font-size="12.5pt" style:font-size-asian="12.5pt"/>
    </style:style>
    <style:style style:name="T51" style:parent-style-name="DefaultParagraphFont" style:family="text">
      <style:text-properties style:font-name="medium-content-serif-font, Geor" fo:font-size="12.5pt" style:font-size-asian="12.5pt"/>
    </style:style>
    <style:style style:name="T52" style:parent-style-name="DefaultParagraphFont" style:family="text">
      <style:text-properties style:font-name="medium-content-serif-font, Geor" fo:font-size="12.5pt" style:font-size-asian="12.5pt"/>
    </style:style>
    <style:style style:name="T53" style:parent-style-name="DefaultParagraphFont" style:family="text">
      <style:text-properties style:font-name="medium-content-serif-font, Geor" fo:font-size="12.5pt" style:font-size-asian="12.5pt"/>
    </style:style>
    <style:style style:name="T54" style:parent-style-name="StrongEmphasis" style:family="text">
      <style:text-properties style:font-name="medium-content-serif-font, Geor" fo:font-size="12.5pt" style:font-size-asian="12.5pt"/>
    </style:style>
    <style:style style:name="T55" style:parent-style-name="DefaultParagraphFont" style:family="text">
      <style:text-properties style:font-name="medium-content-serif-font, Geor" fo:font-size="12.5pt" style:font-size-asian="12.5pt"/>
    </style:style>
    <style:style style:name="T56" style:parent-style-name="StrongEmphasis" style:family="text">
      <style:text-properties style:font-name="medium-content-serif-font, Geor" fo:font-weight="normal" style:font-weight-asian="normal" fo:font-size="12.5pt" style:font-size-asian="12.5pt"/>
    </style:style>
    <style:style style:name="T57" style:parent-style-name="StrongEmphasis" style:family="text">
      <style:text-properties style:font-name="medium-content-serif-font, Geor" fo:font-size="12.5pt" style:font-size-asian="12.5pt"/>
    </style:style>
    <style:style style:name="T58" style:parent-style-name="DefaultParagraphFont" style:family="text">
      <style:text-properties style:font-name="medium-content-serif-font, Geor" fo:font-size="12.5pt" style:font-size-asian="12.5pt"/>
    </style:style>
    <style:style style:name="P59" style:parent-style-name="Textbody" style:family="paragraph">
      <style:paragraph-properties fo:margin-bottom="0in" fo:line-height="156%" fo:margin-left="0.5333in" fo:margin-right="0.5333in">
        <style:tab-stops/>
      </style:paragraph-properties>
    </style:style>
    <style:style style:name="T60" style:parent-style-name="DefaultParagraphFont" style:family="text">
      <style:text-properties style:font-name="medium-content-serif-font, Geor" fo:font-size="12.5pt" style:font-size-asian="12.5pt"/>
    </style:style>
    <style:style style:name="T61" style:parent-style-name="DefaultParagraphFont" style:family="text">
      <style:text-properties style:font-name="medium-content-serif-font, Geor" fo:font-size="12.5pt" style:font-size-asian="12.5pt"/>
    </style:style>
    <style:style style:name="T62" style:parent-style-name="DefaultParagraphFont" style:family="text">
      <style:text-properties style:font-name="medium-content-serif-font, Geor" fo:font-size="12.5pt" style:font-size-asian="12.5pt"/>
    </style:style>
    <style:style style:name="T63" style:parent-style-name="DefaultParagraphFont" style:family="text">
      <style:text-properties style:font-name="medium-content-serif-font, Geor" fo:font-size="12.5pt" style:font-size-asian="12.5pt"/>
    </style:style>
    <style:style style:name="T64" style:parent-style-name="DefaultParagraphFont" style:family="text">
      <style:text-properties style:font-name="medium-content-serif-font, Geor" fo:font-size="12.5pt" style:font-size-asian="12.5pt"/>
    </style:style>
    <style:style style:name="T65" style:parent-style-name="DefaultParagraphFont" style:family="text">
      <style:text-properties style:font-name="medium-content-serif-font, Geor" fo:font-size="12.5pt" style:font-size-asian="12.5pt"/>
    </style:style>
    <style:style style:name="T66" style:parent-style-name="DefaultParagraphFont" style:family="text">
      <style:text-properties style:font-name="medium-content-serif-font, Geor" fo:font-size="12.5pt" style:font-size-asian="12.5pt"/>
    </style:style>
    <style:style style:name="T67" style:parent-style-name="Emphasis" style:family="text">
      <style:text-properties style:font-name="medium-content-serif-font, Geor" fo:font-size="12.5pt" style:font-size-asian="12.5pt"/>
    </style:style>
    <style:style style:name="T68" style:parent-style-name="DefaultParagraphFont" style:family="text">
      <style:text-properties style:font-name="medium-content-serif-font, Geor" fo:font-size="12.5pt" style:font-size-asian="12.5pt"/>
    </style:style>
    <style:style style:name="T69" style:parent-style-name="Emphasis" style:family="text">
      <style:text-properties style:font-name="medium-content-serif-font, Geor" fo:font-size="12.5pt" style:font-size-asian="12.5pt"/>
    </style:style>
    <style:style style:name="T70" style:parent-style-name="DefaultParagraphFont" style:family="text">
      <style:text-properties style:font-name="medium-content-serif-font, Geor" fo:font-size="12.5pt" style:font-size-asian="12.5pt"/>
    </style:style>
    <style:style style:name="T71" style:parent-style-name="DefaultParagraphFont" style:family="text">
      <style:text-properties style:font-name="medium-content-serif-font, Geor" fo:font-size="12.5pt" style:font-size-asian="12.5pt"/>
    </style:style>
    <style:style style:name="T72" style:parent-style-name="DefaultParagraphFont" style:family="text">
      <style:text-properties style:font-name="medium-content-serif-font, Geor" fo:font-size="12.5pt" style:font-size-asian="12.5pt"/>
    </style:style>
    <style:style style:name="P73" style:parent-style-name="Heading1" style:family="paragraph">
      <style:paragraph-properties fo:margin-top="0in" fo:margin-bottom="0in" fo:line-height="110%" fo:margin-left="0.5333in" fo:margin-right="0.5333in">
        <style:tab-stops/>
      </style:paragraph-properties>
      <style:text-properties style:font-name="medium-content-sans-serif-font," fo:font-size="20pt" style:font-size-asian="20pt"/>
    </style:style>
    <style:style style:name="P74"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75" style:parent-style-name="Textbody" style:family="paragraph">
      <style:paragraph-properties fo:margin-bottom="0in" fo:line-height="156%" fo:margin-left="0.5333in" fo:margin-right="0.5333in">
        <style:tab-stops/>
      </style:paragraph-properties>
    </style:style>
    <style:style style:name="T76" style:parent-style-name="DefaultParagraphFont" style:family="text">
      <style:text-properties style:font-name="medium-content-serif-font, Geor" fo:font-size="12.5pt" style:font-size-asian="12.5pt"/>
    </style:style>
    <style:style style:name="T77" style:parent-style-name="DefaultParagraphFont" style:family="text">
      <style:text-properties style:font-name="medium-content-serif-font, Geor" fo:font-size="12.5pt" style:font-size-asian="12.5pt"/>
    </style:style>
    <style:style style:name="T78" style:parent-style-name="DefaultParagraphFont" style:family="text">
      <style:text-properties style:font-name="medium-content-serif-font, Geor" fo:font-size="12.5pt" style:font-size-asian="12.5pt"/>
    </style:style>
    <style:style style:name="T79" style:parent-style-name="DefaultParagraphFont" style:family="text">
      <style:text-properties style:font-name="medium-content-serif-font, Geor" fo:font-size="12.5pt" style:font-size-asian="12.5pt"/>
    </style:style>
    <style:style style:name="T80" style:parent-style-name="DefaultParagraphFont" style:family="text">
      <style:text-properties style:font-name="medium-content-serif-font, Geor" fo:font-size="12.5pt" style:font-size-asian="12.5pt"/>
    </style:style>
    <style:style style:name="T81" style:parent-style-name="StrongEmphasis" style:family="text">
      <style:text-properties style:font-name="medium-content-serif-font, Geor" fo:font-size="12.5pt" style:font-size-asian="12.5pt"/>
    </style:style>
    <style:style style:name="T82" style:parent-style-name="DefaultParagraphFont" style:family="text">
      <style:text-properties style:font-name="medium-content-serif-font, Geor" fo:font-size="12.5pt" style:font-size-asian="12.5pt"/>
    </style:style>
    <style:style style:name="T83" style:parent-style-name="Emphasis" style:family="text">
      <style:text-properties style:font-name="medium-content-serif-font, Geor" fo:font-weight="bold" style:font-weight-asian="bold" fo:font-size="12.5pt" style:font-size-asian="12.5pt"/>
    </style:style>
    <style:style style:name="T84" style:parent-style-name="Emphasis" style:family="text">
      <style:text-properties style:font-name="medium-content-serif-font, Geor" fo:font-weight="bold" style:font-weight-asian="bold" fo:font-size="12.5pt" style:font-size-asian="12.5pt"/>
    </style:style>
    <style:style style:name="T85" style:parent-style-name="DefaultParagraphFont" style:family="text">
      <style:text-properties style:font-name="medium-content-serif-font, Geor" fo:font-size="12.5pt" style:font-size-asian="12.5pt"/>
    </style:style>
    <style:style style:name="T86" style:parent-style-name="DefaultParagraphFont" style:family="text">
      <style:text-properties style:font-name="medium-content-serif-font, Geor" fo:font-size="12.5pt" style:font-size-asian="12.5pt"/>
    </style:style>
    <style:style style:name="T87" style:parent-style-name="DefaultParagraphFont" style:family="text">
      <style:text-properties style:font-name="medium-content-serif-font, Geor" fo:font-size="12.5pt" style:font-size-asian="12.5pt"/>
    </style:style>
    <style:style style:name="P88"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89" style:parent-style-name="Textbody" style:family="paragraph">
      <style:paragraph-properties fo:margin-bottom="0in" fo:line-height="156%" fo:margin-left="0.5333in" fo:margin-right="0.5333in">
        <style:tab-stops/>
      </style:paragraph-properties>
    </style:style>
    <style:style style:name="T90" style:parent-style-name="DefaultParagraphFont" style:family="text">
      <style:text-properties style:font-name="medium-content-serif-font, Geor" fo:font-size="12.5pt" style:font-size-asian="12.5pt"/>
    </style:style>
    <style:style style:name="T91" style:parent-style-name="DefaultParagraphFont" style:family="text">
      <style:text-properties style:font-name="medium-content-serif-font, Geor" fo:font-size="12.5pt" style:font-size-asian="12.5pt"/>
    </style:style>
    <style:style style:name="T92" style:parent-style-name="StrongEmphasis" style:family="text">
      <style:text-properties style:font-name="medium-content-serif-font, Geor" fo:font-size="12.5pt" style:font-size-asian="12.5pt"/>
    </style:style>
    <style:style style:name="T93" style:parent-style-name="DefaultParagraphFont" style:family="text">
      <style:text-properties style:font-name="medium-content-serif-font, Geor" fo:font-size="12.5pt" style:font-size-asian="12.5pt"/>
    </style:style>
    <style:style style:name="T94" style:parent-style-name="StrongEmphasis" style:family="text">
      <style:text-properties style:font-name="medium-content-serif-font, Geor" fo:font-weight="normal" style:font-weight-asian="normal" fo:font-size="12.5pt" style:font-size-asian="12.5pt"/>
    </style:style>
    <style:style style:name="T95" style:parent-style-name="DefaultParagraphFont" style:family="text">
      <style:text-properties style:font-name="medium-content-serif-font, Geor" fo:font-size="12.5pt" style:font-size-asian="12.5pt"/>
    </style:style>
    <style:style style:name="T96" style:parent-style-name="DefaultParagraphFont" style:family="text">
      <style:text-properties style:font-name="medium-content-serif-font, Geor" fo:font-size="12.5pt" style:font-size-asian="12.5pt"/>
    </style:style>
    <style:style style:name="T97" style:parent-style-name="StrongEmphasis" style:family="text">
      <style:text-properties style:font-name="medium-content-serif-font, Geor" fo:font-size="12.5pt" style:font-size-asian="12.5pt"/>
    </style:style>
    <style:style style:name="T98" style:parent-style-name="StrongEmphasis" style:family="text">
      <style:text-properties style:font-name="medium-content-serif-font, Geor" fo:font-size="12.5pt" style:font-size-asian="12.5pt"/>
    </style:style>
    <style:style style:name="T99" style:parent-style-name="Emphasis" style:family="text">
      <style:text-properties style:font-name="medium-content-serif-font, Geor" fo:font-weight="bold" style:font-weight-asian="bold" fo:font-size="12.5pt" style:font-size-asian="12.5pt"/>
    </style:style>
    <style:style style:name="T100" style:parent-style-name="Emphasis" style:family="text">
      <style:text-properties style:font-name="medium-content-serif-font, Geor" fo:font-weight="bold" style:font-weight-asian="bold" fo:font-size="12.5pt" style:font-size-asian="12.5pt"/>
    </style:style>
    <style:style style:name="T101" style:parent-style-name="DefaultParagraphFont" style:family="text">
      <style:text-properties style:font-name="medium-content-serif-font, Geor" fo:font-size="12.5pt" style:font-size-asian="12.5pt"/>
    </style:style>
    <style:style style:name="T102" style:parent-style-name="DefaultParagraphFont" style:family="text">
      <style:text-properties style:font-name="medium-content-serif-font, Geor" fo:font-size="12.5pt" style:font-size-asian="12.5pt"/>
    </style:style>
    <style:style style:name="T103" style:parent-style-name="DefaultParagraphFont" style:family="text">
      <style:text-properties style:font-name="medium-content-serif-font, Geor" fo:font-size="12.5pt" style:font-size-asian="12.5pt"/>
    </style:style>
    <style:style style:name="T104" style:parent-style-name="DefaultParagraphFont" style:family="text">
      <style:text-properties style:font-name="medium-content-serif-font, Geor" fo:font-size="12.5pt" style:font-size-asian="12.5pt"/>
    </style:style>
    <style:style style:name="P105"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06" style:parent-style-name="Textbody" style:family="paragraph">
      <style:paragraph-properties fo:margin-bottom="0in" fo:line-height="156%" fo:margin-left="0.5333in" fo:margin-right="0.5333in">
        <style:tab-stops/>
      </style:paragraph-properties>
    </style:style>
    <style:style style:name="T107" style:parent-style-name="DefaultParagraphFont" style:family="text">
      <style:text-properties style:font-name="medium-content-serif-font, Geor" fo:font-size="12.5pt" style:font-size-asian="12.5pt"/>
    </style:style>
    <style:style style:name="T108" style:parent-style-name="DefaultParagraphFont" style:family="text">
      <style:text-properties style:font-name="medium-content-serif-font, Geor" fo:font-size="12.5pt" style:font-size-asian="12.5pt"/>
    </style:style>
    <style:style style:name="T109" style:parent-style-name="StrongEmphasis" style:family="text">
      <style:text-properties style:font-name="medium-content-serif-font, Geor" fo:font-size="12.5pt" style:font-size-asian="12.5pt"/>
    </style:style>
    <style:style style:name="T110" style:parent-style-name="StrongEmphasis" style:family="text">
      <style:text-properties style:font-name="medium-content-serif-font, Geor" fo:font-size="12.5pt" style:font-size-asian="12.5pt"/>
    </style:style>
    <style:style style:name="T111" style:parent-style-name="StrongEmphasis" style:family="text">
      <style:text-properties style:font-name="medium-content-serif-font, Geor" fo:font-size="12.5pt" style:font-size-asian="12.5pt"/>
    </style:style>
    <style:style style:name="T112" style:parent-style-name="Emphasis" style:family="text">
      <style:text-properties style:font-name="medium-content-serif-font, Geor" fo:font-weight="bold" style:font-weight-asian="bold" fo:font-size="12.5pt" style:font-size-asian="12.5pt"/>
    </style:style>
    <style:style style:name="T113" style:parent-style-name="Emphasis" style:family="text">
      <style:text-properties style:font-name="medium-content-serif-font, Geor" fo:font-weight="bold" style:font-weight-asian="bold" fo:font-size="12.5pt" style:font-size-asian="12.5pt"/>
    </style:style>
    <style:style style:name="T114" style:parent-style-name="DefaultParagraphFont" style:family="text">
      <style:text-properties style:font-name="medium-content-serif-font, Geor" fo:font-size="12.5pt" style:font-size-asian="12.5pt"/>
    </style:style>
    <style:style style:name="T115" style:parent-style-name="DefaultParagraphFont" style:family="text">
      <style:text-properties style:font-name="medium-content-serif-font, Geor" fo:font-size="12.5pt" style:font-size-asian="12.5pt"/>
    </style:style>
    <style:style style:name="T116" style:parent-style-name="DefaultParagraphFont" style:family="text">
      <style:text-properties style:font-name="medium-content-serif-font, Geor" fo:font-size="12.5pt" style:font-size-asian="12.5pt"/>
    </style:style>
    <style:style style:name="P117"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18" style:parent-style-name="Textbody" style:family="paragraph">
      <style:paragraph-properties fo:margin-bottom="0in" fo:line-height="156%" fo:margin-left="0.5333in" fo:margin-right="0.5333in">
        <style:tab-stops/>
      </style:paragraph-properties>
    </style:style>
    <style:style style:name="T119" style:parent-style-name="DefaultParagraphFont" style:family="text">
      <style:text-properties style:font-name="medium-content-serif-font, Geor" fo:font-size="12.5pt" style:font-size-asian="12.5pt"/>
    </style:style>
    <style:style style:name="T120" style:parent-style-name="DefaultParagraphFont" style:family="text">
      <style:text-properties style:font-name="medium-content-serif-font, Geor" fo:font-size="12.5pt" style:font-size-asian="12.5pt"/>
    </style:style>
    <style:style style:name="T121" style:parent-style-name="DefaultParagraphFont" style:family="text">
      <style:text-properties style:font-name="medium-content-serif-font, Geor" fo:font-size="12.5pt" style:font-size-asian="12.5pt"/>
    </style:style>
    <style:style style:name="T122" style:parent-style-name="StrongEmphasis" style:family="text">
      <style:text-properties style:font-name="medium-content-serif-font, Geor" fo:font-size="12.5pt" style:font-size-asian="12.5pt"/>
    </style:style>
    <style:style style:name="T123" style:parent-style-name="StrongEmphasis" style:family="text">
      <style:text-properties style:font-name="medium-content-serif-font, Geor" fo:font-size="12.5pt" style:font-size-asian="12.5pt"/>
    </style:style>
    <style:style style:name="T124" style:parent-style-name="DefaultParagraphFont" style:family="text">
      <style:text-properties style:font-name="medium-content-serif-font, Geor" fo:font-size="12.5pt" style:font-size-asian="12.5pt"/>
    </style:style>
    <style:style style:name="T125" style:parent-style-name="DefaultParagraphFont" style:family="text">
      <style:text-properties style:font-name="medium-content-serif-font, Geor" fo:font-size="12.5pt" style:font-size-asian="12.5pt"/>
    </style:style>
    <style:style style:name="T126" style:parent-style-name="DefaultParagraphFont" style:family="text">
      <style:text-properties style:font-name="medium-content-serif-font, Geor" fo:font-size="12.5pt" style:font-size-asian="12.5pt"/>
    </style:style>
    <style:style style:name="T127" style:parent-style-name="DefaultParagraphFont" style:family="text">
      <style:text-properties style:font-name="medium-content-serif-font, Geor" fo:font-size="12.5pt" style:font-size-asian="12.5pt"/>
    </style:style>
    <style:style style:name="T128" style:parent-style-name="Emphasis" style:family="text">
      <style:text-properties style:font-name="medium-content-serif-font, Geor" fo:font-style="normal" style:font-style-asian="normal" fo:font-size="12.5pt" style:font-size-asian="12.5pt"/>
    </style:style>
    <style:style style:name="T129" style:parent-style-name="Emphasis" style:family="text">
      <style:text-properties style:font-name="medium-content-serif-font, Geor" fo:font-size="12.5pt" style:font-size-asian="12.5pt"/>
    </style:style>
    <style:style style:name="T130" style:parent-style-name="DefaultParagraphFont" style:family="text">
      <style:text-properties style:font-name="medium-content-serif-font, Geor" fo:font-size="12.5pt" style:font-size-asian="12.5pt"/>
    </style:style>
    <style:style style:name="T131" style:parent-style-name="Emphasis" style:family="text">
      <style:text-properties style:font-name="medium-content-serif-font, Geor" fo:font-weight="bold" style:font-weight-asian="bold" fo:font-size="12.5pt" style:font-size-asian="12.5pt"/>
    </style:style>
    <style:style style:name="P132"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33" style:parent-style-name="Textbody" style:family="paragraph">
      <style:paragraph-properties fo:margin-bottom="0in" fo:line-height="156%" fo:margin-left="0.5333in" fo:margin-right="0.5333in">
        <style:tab-stops/>
      </style:paragraph-properties>
    </style:style>
    <style:style style:name="T134" style:parent-style-name="DefaultParagraphFont" style:family="text">
      <style:text-properties style:font-name="medium-content-serif-font, Geor" fo:font-size="12.5pt" style:font-size-asian="12.5pt"/>
    </style:style>
    <style:style style:name="T135" style:parent-style-name="StrongEmphasis" style:family="text">
      <style:text-properties style:font-name="medium-content-serif-font, Geor" fo:font-size="12.5pt" style:font-size-asian="12.5pt"/>
    </style:style>
    <style:style style:name="T136" style:parent-style-name="DefaultParagraphFont" style:family="text">
      <style:text-properties style:font-name="medium-content-serif-font, Geor" fo:font-size="12.5pt" style:font-size-asian="12.5pt"/>
    </style:style>
    <style:style style:name="T137" style:parent-style-name="DefaultParagraphFont" style:family="text">
      <style:text-properties style:font-name="medium-content-serif-font, Geor" fo:font-size="12.5pt" style:font-size-asian="12.5pt"/>
    </style:style>
    <style:style style:name="T138" style:parent-style-name="StrongEmphasis" style:family="text">
      <style:text-properties style:font-name="medium-content-serif-font, Geor" fo:font-size="12.5pt" style:font-size-asian="12.5pt"/>
    </style:style>
    <style:style style:name="T139" style:parent-style-name="StrongEmphasis" style:family="text">
      <style:text-properties style:font-name="medium-content-serif-font, Geor" fo:font-size="12.5pt" style:font-size-asian="12.5pt"/>
    </style:style>
    <style:style style:name="T140" style:parent-style-name="StrongEmphasis" style:family="text">
      <style:text-properties style:font-name="medium-content-serif-font, Geor" fo:font-size="12.5pt" style:font-size-asian="12.5pt"/>
    </style:style>
    <style:style style:name="T141" style:parent-style-name="Emphasis" style:family="text">
      <style:text-properties style:font-name="medium-content-serif-font, Geor" fo:font-weight="bold" style:font-weight-asian="bold" fo:font-size="12.5pt" style:font-size-asian="12.5pt"/>
    </style:style>
    <style:style style:name="T142" style:parent-style-name="Emphasis" style:family="text">
      <style:text-properties style:font-name="medium-content-serif-font, Geor" fo:font-weight="bold" style:font-weight-asian="bold" fo:font-size="12.5pt" style:font-size-asian="12.5pt"/>
    </style:style>
    <style:style style:name="T143" style:parent-style-name="DefaultParagraphFont" style:family="text">
      <style:text-properties style:font-name="medium-content-serif-font, Geor" fo:font-size="12.5pt" style:font-size-asian="12.5pt"/>
    </style:style>
    <style:style style:name="T144" style:parent-style-name="DefaultParagraphFont" style:family="text">
      <style:text-properties style:font-name="medium-content-serif-font, Geor" fo:font-size="12.5pt" style:font-size-asian="12.5pt"/>
    </style:style>
    <style:style style:name="T145" style:parent-style-name="DefaultParagraphFont" style:family="text">
      <style:text-properties style:font-name="medium-content-serif-font, Geor" fo:font-size="12.5pt" style:font-size-asian="12.5pt"/>
    </style:style>
    <style:style style:name="P146" style:parent-style-name="Heading1" style:family="paragraph">
      <style:paragraph-properties fo:margin-top="0in" fo:margin-bottom="0in" fo:line-height="110%" fo:margin-left="0.5333in" fo:margin-right="0.5333in">
        <style:tab-stops/>
      </style:paragraph-properties>
      <style:text-properties style:font-name="medium-content-sans-serif-font," fo:font-size="20pt" style:font-size-asian="20pt"/>
    </style:style>
    <style:style style:name="P147" style:parent-style-name="Textbody" style:family="paragraph">
      <style:paragraph-properties fo:margin-bottom="0in" fo:line-height="156%" fo:margin-left="0.5333in" fo:margin-right="0.5333in">
        <style:tab-stops/>
      </style:paragraph-properties>
    </style:style>
    <style:style style:name="T148" style:parent-style-name="DefaultParagraphFont" style:family="text">
      <style:text-properties style:font-name="medium-content-serif-font, Geor" fo:font-size="12.5pt" style:font-size-asian="12.5pt"/>
    </style:style>
    <style:style style:name="T149" style:parent-style-name="StrongEmphasis" style:family="text">
      <style:text-properties style:font-name="medium-content-serif-font, Geor" fo:font-size="12.5pt" style:font-size-asian="12.5pt"/>
    </style:style>
    <style:style style:name="T150" style:parent-style-name="StrongEmphasis" style:family="text">
      <style:text-properties style:font-name="medium-content-serif-font, Geor" fo:font-size="12.5pt" style:font-size-asian="12.5pt"/>
    </style:style>
    <style:style style:name="T151" style:parent-style-name="DefaultParagraphFont" style:family="text">
      <style:text-properties style:font-name="medium-content-serif-font, Geor" fo:font-size="12.5pt" style:font-size-asian="12.5pt"/>
    </style:style>
    <style:style style:name="T152" style:parent-style-name="StrongEmphasis" style:family="text">
      <style:text-properties style:font-name="medium-content-serif-font, Geor" fo:font-size="12.5pt" style:font-size-asian="12.5pt"/>
    </style:style>
    <style:style style:name="T153" style:parent-style-name="DefaultParagraphFont" style:family="text">
      <style:text-properties style:font-name="medium-content-serif-font, Geor" fo:font-size="12.5pt" style:font-size-asian="12.5pt"/>
    </style:style>
    <style:style style:name="T154" style:parent-style-name="StrongEmphasis" style:family="text">
      <style:text-properties style:font-name="medium-content-serif-font, Geor" fo:font-size="12.5pt" style:font-size-asian="12.5pt"/>
    </style:style>
    <style:style style:name="T155" style:parent-style-name="DefaultParagraphFont" style:family="text">
      <style:text-properties style:font-name="medium-content-serif-font, Geor" fo:font-size="12.5pt" style:font-size-asian="12.5pt"/>
    </style:style>
    <style:style style:name="T156" style:parent-style-name="DefaultParagraphFont" style:family="text">
      <style:text-properties style:font-name="medium-content-serif-font, Geor" fo:font-size="12.5pt" style:font-size-asian="12.5pt"/>
    </style:style>
    <style:style style:name="T157" style:parent-style-name="DefaultParagraphFont" style:family="text">
      <style:text-properties style:font-name="medium-content-serif-font, Geor" fo:font-size="12.5pt" style:font-size-asian="12.5pt"/>
    </style:style>
    <style:style style:name="T158" style:parent-style-name="StrongEmphasis" style:family="text">
      <style:text-properties style:font-name="medium-content-serif-font, Geor" fo:font-size="12.5pt" style:font-size-asian="12.5pt"/>
    </style:style>
    <style:style style:name="T159" style:parent-style-name="DefaultParagraphFont" style:family="text">
      <style:text-properties style:font-name="medium-content-serif-font, Geor" fo:font-size="12.5pt" style:font-size-asian="12.5pt"/>
    </style:style>
    <style:style style:name="P160" style:parent-style-name="Textbody" style:family="paragraph">
      <style:paragraph-properties fo:margin-bottom="0in" fo:line-height="156%" fo:margin-left="0.5333in" fo:margin-right="0.5333in">
        <style:tab-stops/>
      </style:paragraph-properties>
      <style:text-properties style:font-name="medium-content-serif-font, Geor" fo:font-size="12.5pt" style:font-size-asian="12.5pt"/>
    </style:style>
    <style:style style:name="P161" style:parent-style-name="Textbody" style:family="paragraph">
      <style:paragraph-properties fo:margin-bottom="0in" fo:line-height="156%" fo:margin-left="0.5333in" fo:margin-right="0.5333in">
        <style:tab-stops/>
      </style:paragraph-properties>
    </style:style>
    <style:style style:name="T162" style:parent-style-name="StrongEmphasis" style:family="text">
      <style:text-properties style:font-name="medium-content-serif-font, Geor" fo:font-size="12.5pt" style:font-size-asian="12.5pt"/>
    </style:style>
    <style:style style:name="T163" style:parent-style-name="DefaultParagraphFont" style:family="text">
      <style:text-properties style:font-name="medium-content-serif-font, Geor" fo:font-size="12.5pt" style:font-size-asian="12.5pt"/>
    </style:style>
    <style:style style:name="T164" style:parent-style-name="DefaultParagraphFont" style:family="text">
      <style:text-properties style:font-name="medium-content-serif-font, Geor" fo:font-size="12.5pt" style:font-size-asian="12.5pt"/>
    </style:style>
    <style:style style:name="T165" style:parent-style-name="StrongEmphasis" style:family="text">
      <style:text-properties style:font-name="medium-content-serif-font, Geor" fo:font-size="12.5pt" style:font-size-asian="12.5pt"/>
    </style:style>
    <style:style style:name="T166" style:parent-style-name="DefaultParagraphFont" style:family="text">
      <style:text-properties style:font-name="medium-content-serif-font, Geor" fo:font-size="12.5pt" style:font-size-asian="12.5pt"/>
    </style:style>
    <style:style style:name="T167" style:parent-style-name="DefaultParagraphFont" style:family="text">
      <style:text-properties style:font-name="medium-content-serif-font, Geor" fo:font-size="12.5pt" style:font-size-asian="12.5pt"/>
    </style:style>
    <style:style style:name="T168" style:parent-style-name="DefaultParagraphFont" style:family="text">
      <style:text-properties style:font-name="medium-content-serif-font, Geor" fo:font-size="12.5pt" style:font-size-asian="12.5pt"/>
    </style:style>
    <style:style style:name="T169" style:parent-style-name="DefaultParagraphFont" style:family="text">
      <style:text-properties style:font-name="medium-content-serif-font, Geor" fo:font-size="12.5pt" style:font-size-asian="12.5pt"/>
    </style:style>
    <style:style style:name="P170" style:parent-style-name="Textbody" style:family="paragraph">
      <style:paragraph-properties fo:margin-bottom="0in" fo:line-height="156%" fo:margin-left="0.5333in" fo:margin-right="0.5333in">
        <style:tab-stops/>
      </style:paragraph-properties>
    </style:style>
    <style:style style:name="T171" style:parent-style-name="StrongEmphasis" style:family="text">
      <style:text-properties style:font-name="medium-content-serif-font, Geor" fo:font-size="12.5pt" style:font-size-asian="12.5pt"/>
    </style:style>
    <style:style style:name="T172" style:parent-style-name="DefaultParagraphFont" style:family="text">
      <style:text-properties style:font-name="medium-content-serif-font, Geor" fo:font-size="12.5pt" style:font-size-asian="12.5pt"/>
    </style:style>
    <style:style style:name="T173" style:parent-style-name="DefaultParagraphFont" style:family="text">
      <style:text-properties style:font-name="medium-content-serif-font, Geor" fo:font-size="12.5pt" style:font-size-asian="12.5pt"/>
    </style:style>
    <style:style style:name="T174" style:parent-style-name="Emphasis" style:family="text">
      <style:text-properties style:font-name="medium-content-serif-font, Geor" fo:font-size="12.5pt" style:font-size-asian="12.5pt"/>
    </style:style>
    <style:style style:name="T175" style:parent-style-name="DefaultParagraphFont" style:family="text">
      <style:text-properties style:font-name="medium-content-serif-font, Geor" fo:font-size="12.5pt" style:font-size-asian="12.5pt"/>
    </style:style>
    <style:style style:name="P176" style:parent-style-name="Textbody" style:family="paragraph">
      <style:paragraph-properties fo:margin-bottom="0in" fo:line-height="156%" fo:margin-left="0.5333in" fo:margin-right="0.5333in">
        <style:tab-stops/>
      </style:paragraph-properties>
    </style:style>
    <style:style style:name="T177" style:parent-style-name="StrongEmphasis" style:family="text">
      <style:text-properties style:font-name="medium-content-serif-font, Geor" fo:font-size="12.5pt" style:font-size-asian="12.5pt"/>
    </style:style>
    <style:style style:name="T178" style:parent-style-name="DefaultParagraphFont" style:family="text">
      <style:text-properties style:font-name="medium-content-serif-font, Geor" fo:font-size="12.5pt" style:font-size-asian="12.5pt"/>
    </style:style>
    <style:style style:name="T179" style:parent-style-name="DefaultParagraphFont" style:family="text">
      <style:text-properties style:font-name="medium-content-serif-font, Geor" fo:font-size="12.5pt" style:font-size-asian="12.5pt"/>
    </style:style>
    <style:style style:name="P180"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81" style:parent-style-name="Textbody" style:family="paragraph">
      <style:paragraph-properties fo:margin-bottom="0in" fo:line-height="156%" fo:margin-left="0.5333in" fo:margin-right="0.5333in">
        <style:tab-stops/>
      </style:paragraph-properties>
    </style:style>
    <style:style style:name="T182" style:parent-style-name="DefaultParagraphFont" style:family="text">
      <style:text-properties style:font-name="medium-content-serif-font, Geor" fo:font-size="12.5pt" style:font-size-asian="12.5pt"/>
    </style:style>
    <style:style style:name="T183" style:parent-style-name="DefaultParagraphFont" style:family="text">
      <style:text-properties style:font-name="medium-content-serif-font, Geor" fo:font-size="12.5pt" style:font-size-asian="12.5pt"/>
    </style:style>
    <style:style style:name="T184" style:parent-style-name="DefaultParagraphFont" style:family="text">
      <style:text-properties style:font-name="medium-content-serif-font, Geor" fo:font-size="12.5pt" style:font-size-asian="12.5pt"/>
    </style:style>
    <style:style style:name="T185" style:parent-style-name="DefaultParagraphFont" style:family="text">
      <style:text-properties style:font-name="medium-content-serif-font, Geor" fo:font-size="12.5pt" style:font-size-asian="12.5pt"/>
    </style:style>
    <style:style style:name="T186" style:parent-style-name="DefaultParagraphFont" style:family="text">
      <style:text-properties style:font-name="medium-content-serif-font, Geor" fo:font-size="12.5pt" style:font-size-asian="12.5pt"/>
    </style:style>
    <style:style style:name="T187" style:parent-style-name="DefaultParagraphFont" style:family="text">
      <style:text-properties style:font-name="medium-content-serif-font, Geor" fo:font-size="12.5pt" style:font-size-asian="12.5pt"/>
    </style:style>
    <style:style style:name="T188" style:parent-style-name="DefaultParagraphFont" style:family="text">
      <style:text-properties style:font-name="medium-content-serif-font, Geor" fo:font-size="12.5pt" style:font-size-asian="12.5pt"/>
    </style:style>
    <style:style style:name="T189" style:parent-style-name="DefaultParagraphFont" style:family="text">
      <style:text-properties style:font-name="medium-content-serif-font, Geor" fo:font-size="12.5pt" style:font-size-asian="12.5pt"/>
    </style:style>
    <style:style style:name="T190" style:parent-style-name="DefaultParagraphFont" style:family="text">
      <style:text-properties style:font-name="medium-content-serif-font, Geor" fo:font-size="12.5pt" style:font-size-asian="12.5pt"/>
    </style:style>
    <style:style style:name="T191" style:parent-style-name="DefaultParagraphFont" style:family="text">
      <style:text-properties style:font-name="medium-content-serif-font, Geor" fo:font-size="12.5pt" style:font-size-asian="12.5pt"/>
    </style:style>
  </office:automatic-styles>
  <office:body>
    <office:text text:use-soft-page-breaks="true">
      <text:p text:style-name="P1"><text:bookmark-start text:name="3f63"/><text:bookmark-end text:name="3f63"/>I will use a basic example to explain each performance metric on in order for you to really understand the difference between each one of them. So that in your next ML project you can<text:s/>choose which performance metric to improve on that best suits your project.</text:p>
      <text:h text:style-name="P2" text:outline-level="2"><text:bookmark-start text:name="6e57"/><text:bookmark-end text:name="6e57"/>Here we go</text:h>
      <text:p text:style-name="P3"><text:bookmark-start text:name="a5c8"/><text:bookmark-end text:name="a5c8"/><text:span text:style-name="T4">A school is running a machine learning primary diabetes scan on all of its students.</text:span><text:span text:style-name="T5"><text:line-break/></text:span><text:span text:style-name="T6">The output is either </text:span><text:span text:style-name="T7">diabetic </text:span><text:span text:style-name="T8">(+ve) or </text:span><text:span text:style-name="T9">healthy </text:span><text:span text:style-name="T10">(-ve).</text:span></text:p>
      <text:p text:style-name="P11"><text:bookmark-start text:name="9ede"/><text:bookmark-end text:name="9ede"/><text:span text:style-name="T12">There are only 4 cases any stu</text:span><text:span text:style-name="T13">dent </text:span><text:span text:style-name="T14">X</text:span><text:span text:style-name="T15"> could end up with.</text:span><text:span text:style-name="T16"><text:line-break/></text:span><text:span text:style-name="T17">We’ll be using the following as a reference later, So don’t hesitate to re-read it if you get confused.</text:span></text:p>
      <text:list text:style-name="LFO1" text:continue-numbering="true">
        <text:list-item>
          <text:p text:style-name="P18"><text:bookmark-start text:name="b162"/><text:bookmark-end text:name="b162"/><text:span text:style-name="T19">True positive (</text:span><text:span text:style-name="T20">TP</text:span><text:span text:style-name="T21">): Prediction is +ve and X is diabetic, </text:span><text:span text:style-name="T22">we want that</text:span></text:p>
        </text:list-item>
        <text:list-item>
          <text:p text:style-name="P23"><text:bookmark-start text:name="0f7a"/><text:bookmark-end text:name="0f7a"/><text:span text:style-name="T24">True negative (</text:span><text:span text:style-name="T25">TN</text:span><text:span text:style-name="T26">): Prediction is -ve and X is healthy, </text:span><text:span text:style-name="T27">we want that too</text:span></text:p>
        </text:list-item>
        <text:list-item>
          <text:p text:style-name="P28"><text:bookmark-start text:name="5229"/><text:bookmark-end text:name="5229"/><text:span text:style-name="T29">False positive (</text:span><text:span text:style-name="T30">FP</text:span><text:span text:style-name="T31">): Prediction is +ve and X is healthy, </text:span><text:span text:style-name="T32">false alarm, bad</text:span></text:p>
        </text:list-item>
        <text:list-item>
          <text:p text:style-name="P33"><text:bookmark-start text:name="54c4"/><text:bookmark-end text:name="54c4"/><text:span text:style-name="T34">False negative (</text:span><text:span text:style-name="T35">FN</text:span><text:span text:style-name="T36">): Prediction is -ve and X is diabetic, </text:span><text:span text:style-name="T37">the worst</text:span></text:p>
        </text:list-item>
      </text:list>
      <text:h text:style-name="P38" text:outline-level="2"><text:bookmark-start text:name="73e3"/><text:bookmark-end text:name="73e3"/>To remember that, there are 2 tricks</text:h>
      <text:p text:style-name="P39"><text:bookmark-start text:name="8952"/><text:bookmark-end text:name="8952"/><text:span text:style-name="T40">- If</text:span><text:span text:style-name="T41"> </text:span><text:span text:style-name="T42">it starts with</text:span><text:span text:style-name="T43"> </text:span><text:span text:style-name="T44">True then the prediction was correct</text:span><text:span text:style-name="T45"> whe</text:span><text:span text:style-name="T46">ther diabetic or not, so true positive is a diabetic person correctly predicted &amp; a true negative is a healthy person correctly predicted.</text:span><text:span text:style-name="T47"><text:line-break/></text:span><text:span text:style-name="T48">Oppositely, if </text:span><text:span text:style-name="T49">it starts with False then the prediction was incorrect</text:span><text:span text:style-name="T50">, so false positive is a healthy person incorrec</text:span><text:span text:style-name="T51">tly predicted as diabetic(+) &amp; a false negative is a diabetic person incorrectly predicted as healthy(-).</text:span><text:span text:style-name="T52"><text:line-break/></text:span><text:span text:style-name="T53">- </text:span><text:span text:style-name="T54">Positive or negative indicates the output of our program</text:span><text:span text:style-name="T55">. While</text:span><text:span text:style-name="T56"> </text:span><text:span text:style-name="T57">true or false judges this output </text:span><text:span text:style-name="T58">whether correct or incorrect.</text:span></text:p>
      <text:p text:style-name="P59"><text:bookmark-start text:name="9539"/><text:bookmark-end text:name="9539"/><text:span text:style-name="T60">Before I continue, tr</text:span><text:span text:style-name="T61">ue positives &amp; true negatives are always good. we love the news the word true brings. Which leaves false positives and false negatives.</text:span><text:span text:style-name="T62"><text:line-break/></text:span><text:span text:style-name="T63">In our example, false positives are just a false alarm. In a 2nd more detailed scan it’ll be corrected. But a false nega</text:span><text:span text:style-name="T64">tive label, this means that they think they’re healthy when they’re not, which is — in our problem — the worst case of the 4.</text:span><text:span text:style-name="T65"><text:line-break/></text:span><text:span text:style-name="T66">Whether </text:span><text:span text:style-name="T67">FP</text:span><text:span text:style-name="T68"> &amp; </text:span><text:span text:style-name="T69">FN</text:span><text:span text:style-name="T70"> are equally bad or if one of them is worse than the other depends<text:s/></text:span><text:soft-page-break/><text:span text:style-name="T71">on your problem. This piece of information has a</text:span><text:span text:style-name="T72"><text:s/>great impact on your choice of the performance metric, So give it a thought before you continue.</text:span></text:p>
      <text:p text:style-name="HorizontalLine"/>
      <text:h text:style-name="P73" text:outline-level="1"><text:bookmark-start text:name="9d4b"/><text:bookmark-end text:name="9d4b"/>Which performance metric to choose?</text:h>
      <text:h text:style-name="P74" text:outline-level="2"><text:bookmark-start text:name="5c65"/><text:bookmark-end text:name="5c65"/>Accuracy</text:h>
      <text:p text:style-name="P75"><text:bookmark-start text:name="074b"/><text:bookmark-end text:name="074b"/><text:span text:style-name="T76">It’s the ratio of the correctly labeled subjects to the whole pool of subjects.</text:span><text:span text:style-name="T77"><text:line-break/></text:span><text:span text:style-name="T78">Accuracy is the most intuitive<text:s/></text:span><text:span text:style-name="T79">one.</text:span><text:span text:style-name="T80"><text:line-break/></text:span><text:span text:style-name="T81">Accuracy answers the following question: How many students did we correctly label out of all the students?</text:span><text:span text:style-name="T82"><text:line-break/></text:span><text:span text:style-name="T83">Accuracy = (TP+TN)/(TP+FP+FN+TN)</text:span><text:span text:style-name="T84"><text:line-break/></text:span><text:span text:style-name="T85">numerator: all correctly labeled subject (All trues)</text:span><text:span text:style-name="T86"><text:line-break/></text:span><text:span text:style-name="T87">denominator: all subjects</text:span></text:p>
      <text:h text:style-name="P88" text:outline-level="2"><text:bookmark-start text:name="c2f7"/><text:bookmark-end text:name="c2f7"/>Precision</text:h>
      <text:p text:style-name="P89"><text:bookmark-start text:name="9c20"/><text:bookmark-end text:name="9c20"/><text:span text:style-name="T90">Precision is the ratio</text:span><text:span text:style-name="T91"><text:s/>of the </text:span><text:span text:style-name="T92">correctly </text:span><text:span text:style-name="T93">+ve labeled</text:span><text:span text:style-name="T94"> </text:span><text:span text:style-name="T95">by our program to all +ve labeled.</text:span><text:span text:style-name="T96"><text:line-break/></text:span><text:span text:style-name="T97">Precision answers the following: How many of those who we labeled as diabetic are actually diabetic?</text:span><text:span text:style-name="T98"><text:line-break/></text:span><text:span text:style-name="T99">Precision = TP/(TP+FP)</text:span><text:span text:style-name="T100"><text:line-break/></text:span><text:span text:style-name="T101">numerator: +ve labeled diabetic people.</text:span><text:span text:style-name="T102"><text:line-break/></text:span><text:span text:style-name="T103">denominator: all +ve labele</text:span><text:span text:style-name="T104">d by our program (whether they’re diabetic or not in reality).</text:span></text:p>
      <text:h text:style-name="P105" text:outline-level="2"><text:bookmark-start text:name="5cc7"/><text:bookmark-end text:name="5cc7"/>Recall (aka Sensitivity)</text:h>
      <text:p text:style-name="P106"><text:bookmark-start text:name="af2a"/><text:bookmark-end text:name="af2a"/><text:span text:style-name="T107">Recall is the ratio of the correctly +ve labeled by our program to all who are diabetic in reality.</text:span><text:span text:style-name="T108"><text:line-break/></text:span><text:span text:style-name="T109">Recall answers the following question: Of all the people who are dia</text:span><text:span text:style-name="T110">betic, how many of those we correctly predict?</text:span><text:span text:style-name="T111"><text:line-break/></text:span><text:span text:style-name="T112">Recall = TP/(TP+FN)</text:span><text:span text:style-name="T113"><text:line-break/></text:span><text:span text:style-name="T114">numerator: +ve labeled diabetic people.</text:span><text:span text:style-name="T115"><text:line-break/></text:span><text:span text:style-name="T116">denominator: all people who are diabetic (whether detected by our program or not)</text:span></text:p>
      <text:h text:style-name="P117" text:outline-level="2"><text:bookmark-start text:name="a6b7"/><text:bookmark-end text:name="a6b7"/><text:soft-page-break/>F1-score (aka F-Score / F-Measure)</text:h>
      <text:p text:style-name="P118"><text:bookmark-start text:name="85cd"/><text:bookmark-end text:name="85cd"/><text:span text:style-name="T119">F1 Score considers both precisio</text:span><text:span text:style-name="T120">n and recall.</text:span><text:span text:style-name="T121"><text:line-break/></text:span><text:span text:style-name="T122">It is the harmonic mean(average) of the precision and recall.</text:span><text:span text:style-name="T123"><text:line-break/></text:span><text:span text:style-name="T124">F1 Score is best if there is some sort of balance between precision (p) &amp; recall (r) in the system. Oppositely F1 Score isn’t so high if one measure is improved at the expense of t</text:span><text:span text:style-name="T125">he other.</text:span><text:span text:style-name="T126"><text:line-break/></text:span><text:span text:style-name="T127">For example,</text:span><text:span text:style-name="T128"> </text:span><text:span text:style-name="T129">if P is 1 &amp; R is 0, F1 score is 0.</text:span><text:span text:style-name="T130"><text:line-break/></text:span><text:span text:style-name="T131">F1 Score = 2*(Recall * Precision) / (Recall + Precision)</text:span></text:p>
      <text:h text:style-name="P132" text:outline-level="2"><text:bookmark-start text:name="7a8e"/><text:bookmark-end text:name="7a8e"/>Specificity</text:h>
      <text:p text:style-name="P133"><text:bookmark-start text:name="0e74"/><text:bookmark-end text:name="0e74"/><text:span text:style-name="T134">Specificity is the </text:span><text:span text:style-name="T135">correctly</text:span><text:span text:style-name="T136"> -ve labeled by the program to all who are healthy in reality.</text:span><text:span text:style-name="T137"><text:line-break/></text:span><text:span text:style-name="T138">Specifity answers the following questi</text:span><text:span text:style-name="T139">on: Of all the people who are healthy, how many of those did we correctly predict?</text:span><text:span text:style-name="T140"><text:line-break/></text:span><text:span text:style-name="T141">Specificity = TN/(TN+FP)</text:span><text:span text:style-name="T142"><text:line-break/></text:span><text:span text:style-name="T143">numerator: -ve labeled healthy people.</text:span><text:span text:style-name="T144"><text:line-break/></text:span><text:span text:style-name="T145">denominator: all people who are healthy in reality (whether +ve or -ve labeled)</text:span></text:p>
      <text:p text:style-name="HorizontalLine"/>
      <text:h text:style-name="P146" text:outline-level="1"><text:bookmark-start text:name="c052"/><text:bookmark-end text:name="c052"/>General Notes</text:h>
      <text:p text:style-name="P147"><text:bookmark-start text:name="7aaf"/><text:bookmark-end text:name="7aaf"/><text:span text:style-name="T148">Yes, </text:span><text:span text:style-name="T149">accuracy<text:s/></text:span><text:span text:style-name="T150">is a great measure</text:span><text:span text:style-name="T151"> but only </text:span><text:span text:style-name="T152">when you have symmetric datasets </text:span><text:span text:style-name="T153">(false negatives &amp; false positives counts are close), also, </text:span><text:span text:style-name="T154">false negatives &amp; false positives have similar costs.</text:span><text:span text:style-name="T155"><text:line-break/></text:span><text:span text:style-name="T156">If the cost of false positives and false negatives are different then F1 is your<text:s/></text:span><text:span text:style-name="T157">savior. </text:span><text:span text:style-name="T158">F1 is best if you have an uneven class distribution</text:span><text:span text:style-name="T159">.</text:span></text:p>
      <text:p text:style-name="P160"><text:bookmark-start text:name="848d"/><text:bookmark-end text:name="848d"/>Precision is how sure you are of your true positives whilst recall is how sure you are that you are not missing any positives.</text:p>
      <text:p text:style-name="P161"><text:bookmark-start text:name="f238"/><text:bookmark-end text:name="f238"/><text:span text:style-name="T162">Choose Recall</text:span><text:span text:style-name="T163"> if the idea of false positives is far better than<text:s/></text:span><text:span text:style-name="T164">false negatives, in other words, </text:span><text:span text:style-name="T165">if the occurrence of false negatives is unaccepted/intolerable</text:span><text:span text:style-name="T166">, that you’d rather get some extra false positives(false alarms) over saving some false negatives, like in our diabetes example.</text:span><text:span text:style-name="T167"><text:line-break/></text:span><text:soft-page-break/><text:span text:style-name="T168">You’d rather get some healthy pe</text:span><text:span text:style-name="T169">ople labeled diabetic over leaving a diabetic person labeled healthy.</text:span></text:p>
      <text:p text:style-name="P170"><text:bookmark-start text:name="ecfc"/><text:bookmark-end text:name="ecfc"/><text:span text:style-name="T171">Choose precision if you want to be more confident of your true positives</text:span><text:span text:style-name="T172">. for example, Spam emails. You’d rather have some spam emails in your inbox rather than some regular emails in yo</text:span><text:span text:style-name="T173">ur spam box. So, the email company wants to be extra sure that email </text:span><text:span text:style-name="T174">Y</text:span><text:span text:style-name="T175"> is spam before they put it in the spam box and you never get to see it.</text:span></text:p>
      <text:p text:style-name="P176"><text:bookmark-start text:name="e330"/><text:bookmark-end text:name="e330"/><text:span text:style-name="T177">Choose Specificity if you want to cover all true negatives</text:span><text:span text:style-name="T178">, meaning you don’t want any false alarms, you don’t wa</text:span><text:span text:style-name="T179">nt any false positives. for example, you’re running a drug test in which all people who test positive will immediately go to jail, you don’t want anyone drug-free going to jail. False positives here are intolerable.</text:span></text:p>
      <text:p text:style-name="HorizontalLine"/>
      <text:h text:style-name="P180" text:outline-level="2"><text:bookmark-start text:name="4f15"/><text:bookmark-end text:name="4f15"/>Bottom Line is</text:h>
      <text:p text:style-name="P181"><text:bookmark-start text:name="0b46"/><text:bookmark-end text:name="0b46"/>—<text:s/><text:span text:style-name="T182">Accuracy value of 90%<text:s/></text:span><text:span text:style-name="T183">means that 1 of every 10 labels is incorrect, and 9 is correct.</text:span><text:span text:style-name="T184"><text:line-break/></text:span><text:span text:style-name="T185">— Precision value of 80% means that on average, 2 of every 10 diabetic labeled<text:s/></text:span><text:span text:style-name="T186">by our program is healthy, and 8 is diabetic.</text:span><text:span text:style-name="T187"><text:line-break/></text:span><text:span text:style-name="T188">— Recall value is 70% means that 3 of every 10 diabetic peo</text:span><text:span text:style-name="T189">ple in reality are missed by our program and 7 labeled as diabetic.</text:span><text:span text:style-name="T190"><text:line-break/></text:span><text:span text:style-name="T191">— Specificity value is 60% means that 4 of every 10 healthy people in reality are miss-labeled as diabetic and 6 are correctly labeled as healthy.</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edium-content-serif-font, Geor" svg:font-family="medium-content-serif-font, Geor" style:font-family-generic="system"/>
    <style:font-face style:name="medium-content-sans-serif-font," svg:font-family="medium-content-sans-serif-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style:font-name-complex="Lucida San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6888in" text:min-label-width="0.1965in" text:list-level-position-and-space-mode="label-alignment">
          <style:list-level-label-alignment text:label-followed-by="listtab" fo:margin-left="0.8854in" fo:text-indent="-0.1965in"/>
        </style:list-level-properties>
        <style:text-properties style:font-name="OpenSymbol"/>
      </text:list-level-style-bullet>
      <text:list-level-style-bullet text:level="2" text:style-name="WW_CharLFO1LVL2" text:bullet-char="•">
        <style:list-level-properties text:space-before="1.4743in" text:min-label-width="0.1965in" text:list-level-position-and-space-mode="label-alignment">
          <style:list-level-label-alignment text:label-followed-by="listtab" fo:margin-left="1.6708in" fo:text-indent="-0.1965in"/>
        </style:list-level-properties>
        <style:text-properties style:font-name="OpenSymbol"/>
      </text:list-level-style-bullet>
      <text:list-level-style-bullet text:level="3" text:style-name="WW_CharLFO1LVL3" text:bullet-char="•">
        <style:list-level-properties text:space-before="1.9652in" text:min-label-width="0.1965in" text:list-level-position-and-space-mode="label-alignment">
          <style:list-level-label-alignment text:label-followed-by="listtab" fo:margin-left="2.1618in" fo:text-indent="-0.1965in"/>
        </style:list-level-properties>
        <style:text-properties style:font-name="OpenSymbol"/>
      </text:list-level-style-bullet>
      <text:list-level-style-bullet text:level="4" text:style-name="WW_CharLFO1LVL4" text:bullet-char="•">
        <style:list-level-properties text:space-before="2.4562in" text:min-label-width="0.1965in" text:list-level-position-and-space-mode="label-alignment">
          <style:list-level-label-alignment text:label-followed-by="listtab" fo:margin-left="2.6527in" fo:text-indent="-0.1965in"/>
        </style:list-level-properties>
        <style:text-properties style:font-name="OpenSymbol"/>
      </text:list-level-style-bullet>
      <text:list-level-style-bullet text:level="5" text:style-name="WW_CharLFO1LVL5" text:bullet-char="•">
        <style:list-level-properties text:space-before="2.9472in" text:min-label-width="0.1965in" text:list-level-position-and-space-mode="label-alignment">
          <style:list-level-label-alignment text:label-followed-by="listtab" fo:margin-left="3.1437in" fo:text-indent="-0.1965in"/>
        </style:list-level-properties>
        <style:text-properties style:font-name="OpenSymbol"/>
      </text:list-level-style-bullet>
      <text:list-level-style-bullet text:level="6" text:style-name="WW_CharLFO1LVL6" text:bullet-char="•">
        <style:list-level-properties text:space-before="3.4381in" text:min-label-width="0.1965in" text:list-level-position-and-space-mode="label-alignment">
          <style:list-level-label-alignment text:label-followed-by="listtab" fo:margin-left="3.6347in" fo:text-indent="-0.1965in"/>
        </style:list-level-properties>
        <style:text-properties style:font-name="OpenSymbol"/>
      </text:list-level-style-bullet>
      <text:list-level-style-bullet text:level="7" text:style-name="WW_CharLFO1LVL7" text:bullet-char="•">
        <style:list-level-properties text:space-before="3.9291in" text:min-label-width="0.1965in" text:list-level-position-and-space-mode="label-alignment">
          <style:list-level-label-alignment text:label-followed-by="listtab" fo:margin-left="4.1256in" fo:text-indent="-0.1965in"/>
        </style:list-level-properties>
        <style:text-properties style:font-name="OpenSymbol"/>
      </text:list-level-style-bullet>
      <text:list-level-style-bullet text:level="8" text:style-name="WW_CharLFO1LVL8" text:bullet-char="•">
        <style:list-level-properties text:space-before="4.4201in" text:min-label-width="0.1965in" text:list-level-position-and-space-mode="label-alignment">
          <style:list-level-label-alignment text:label-followed-by="listtab" fo:margin-left="4.6166in" fo:text-indent="-0.1965in"/>
        </style:list-level-properties>
        <style:text-properties style:font-name="OpenSymbol"/>
      </text:list-level-style-bullet>
      <text:list-level-style-bullet text:level="9" text:style-name="WW_CharLFO1LVL9" text:bullet-char="•">
        <style:list-level-properties text:space-before="4.9111in" text:min-label-width="0.1965in" text:list-level-position-and-space-mode="label-alignment">
          <style:list-level-label-alignment text:label-followed-by="listtab" fo:margin-left="5.1076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ğul ünal</dc:creator>
    <meta:creation-date>2017-10-20T23:40:00Z</meta:creation-date>
    <dc:date>2023-03-20T14:07:00Z</dc:date>
    <meta:template xlink:href="Normal" xlink:type="simple"/>
    <meta:editing-cycles>4</meta:editing-cycles>
    <meta:editing-duration>PT660S</meta:editing-duration>
    <meta:document-statistic meta:page-count="4" meta:paragraph-count="12" meta:word-count="898" meta:character-count="6007" meta:row-count="42" meta:non-whitespace-character-count="5121"/>
  </office:meta>
</office:document-meta>
</file>